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0036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ruc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altitude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0-11" calcext:value-type="date">
            <text:p>11/10/1968</text:p>
          </table:table-cell>
          <table:table-cell table:style-name="ce3" office:value-type="date" office:date-value="1968-10-22" calcext:value-type="date">
            <text:p>22/10/1968</text:p>
          </table:table-cell>
          <table:table-cell office:value-type="float" office:value="301" calcext:value-type="float">
            <text:p>301</text:p>
          </table:table-cell>
          <table:table-cell table:formula="of:=[.E2]-[.D2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Apollo 8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8-12-21" calcext:value-type="date">
            <text:p>21/12/1968</text:p>
          </table:table-cell>
          <table:table-cell table:style-name="ce3" office:value-type="date" office:date-value="1968-12-27" calcext:value-type="date">
            <text:p>27/12/1968</text:p>
          </table:table-cell>
          <table:table-cell office:value-type="string" calcext:value-type="string">
            <text:p>MOON</text:p>
          </table:table-cell>
          <table:table-cell table:formula="of:=[.E3]-[.D3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9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3-03" calcext:value-type="date">
            <text:p>03/03/1969</text:p>
          </table:table-cell>
          <table:table-cell table:style-name="ce3" office:value-type="date" office:date-value="1969-03-13" calcext:value-type="date">
            <text:p>13/03/1969</text:p>
          </table:table-cell>
          <table:table-cell office:value-type="string" calcext:value-type="string">
            <text:p>MOON</text:p>
          </table:table-cell>
          <table:table-cell table:formula="of:=[.E4]-[.D4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0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5-18" calcext:value-type="date">
            <text:p>18/05/1969</text:p>
          </table:table-cell>
          <table:table-cell table:style-name="ce3" office:value-type="date" office:date-value="1969-05-26" calcext:value-type="date">
            <text:p>26/05/1969</text:p>
          </table:table-cell>
          <table:table-cell office:value-type="string" calcext:value-type="string">
            <text:p>MOON</text:p>
          </table:table-cell>
          <table:table-cell table:formula="of:=[.E5]-[.D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1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07-16" calcext:value-type="date">
            <text:p>16/07/1969</text:p>
          </table:table-cell>
          <table:table-cell table:style-name="ce3" office:value-type="date" office:date-value="1969-07-24" calcext:value-type="date">
            <text:p>24/07/1969</text:p>
          </table:table-cell>
          <table:table-cell office:value-type="string" calcext:value-type="string">
            <text:p>MOON</text:p>
          </table:table-cell>
          <table:table-cell table:formula="of:=[.E6]-[.D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Apollo 12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69-11-14" calcext:value-type="date">
            <text:p>14/11/1969</text:p>
          </table:table-cell>
          <table:table-cell table:style-name="ce3" office:value-type="date" office:date-value="1969-11-24" calcext:value-type="date">
            <text:p>24/11/1969</text:p>
          </table:table-cell>
          <table:table-cell office:value-type="string" calcext:value-type="string">
            <text:p>MOON</text:p>
          </table:table-cell>
          <table:table-cell table:formula="of:=[.E7]-[.D7]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Apollo 13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0-04-11" calcext:value-type="date">
            <text:p>11/04/1970</text:p>
          </table:table-cell>
          <table:table-cell table:style-name="ce3" office:value-type="date" office:date-value="1970-04-17" calcext:value-type="date">
            <text:p>17/04/1970</text:p>
          </table:table-cell>
          <table:table-cell office:value-type="string" calcext:value-type="string">
            <text:p>MOON</text:p>
          </table:table-cell>
          <table:table-cell table:formula="of:=[.E8]-[.D8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4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1-31" calcext:value-type="date">
            <text:p>31/01/1971</text:p>
          </table:table-cell>
          <table:table-cell table:style-name="ce3" office:value-type="date" office:date-value="1971-02-09" calcext:value-type="date">
            <text:p>09/02/1971</text:p>
          </table:table-cell>
          <table:table-cell office:value-type="string" calcext:value-type="string">
            <text:p>MOON</text:p>
          </table:table-cell>
          <table:table-cell table:formula="of:=[.E9]-[.D9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Apollo 15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1-07-26" calcext:value-type="date">
            <text:p>26/07/1971</text:p>
          </table:table-cell>
          <table:table-cell table:style-name="ce3" office:value-type="date" office:date-value="1971-08-07" calcext:value-type="date">
            <text:p>07/08/1971</text:p>
          </table:table-cell>
          <table:table-cell office:value-type="string" calcext:value-type="string">
            <text:p>MOON</text:p>
          </table:table-cell>
          <table:table-cell table:formula="of:=[.E10]-[.D10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6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04-16" calcext:value-type="date">
            <text:p>16/04/1972</text:p>
          </table:table-cell>
          <table:table-cell table:style-name="ce3" office:value-type="date" office:date-value="1972-04-27" calcext:value-type="date">
            <text:p>27/04/1972</text:p>
          </table:table-cell>
          <table:table-cell office:value-type="string" calcext:value-type="string">
            <text:p>MOON</text:p>
          </table:table-cell>
          <table:table-cell table:formula="of:=[.E11]-[.D11]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office:value-type="string" calcext:value-type="string">
            <text:p>Apollo 17</text:p>
          </table:table-cell>
          <table:table-cell office:value-type="string" calcext:value-type="string">
            <text:p>Apollo</text:p>
          </table:table-cell>
          <table:table-cell table:style-name="ce3" office:value-type="date" office:date-value="1972-12-07" calcext:value-type="date">
            <text:p>07/12/1972</text:p>
          </table:table-cell>
          <table:table-cell table:style-name="ce3" office:value-type="date" office:date-value="1972-12-19" calcext:value-type="date">
            <text:p>19/12/1972</text:p>
          </table:table-cell>
          <table:table-cell office:value-type="string" calcext:value-type="string">
            <text:p>MOON</text:p>
          </table:table-cell>
          <table:table-cell table:formula="of:=[.E12]-[.D12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Apollo-Soyuz</text:p>
          </table:table-cell>
          <table:table-cell office:value-type="string" calcext:value-type="string">
            <text:p>Apollo - Soyuz</text:p>
          </table:table-cell>
          <table:table-cell table:style-name="ce3" office:value-type="date" office:date-value="1975-07-15" calcext:value-type="date">
            <text:p>15/07/1975</text:p>
          </table:table-cell>
          <table:table-cell table:style-name="ce3" office:value-type="date" office:date-value="1975-07-24" calcext:value-type="date">
            <text:p>24/07/1975</text:p>
          </table:table-cell>
          <table:table-cell office:value-type="float" office:value="231" calcext:value-type="float">
            <text:p>231</text:p>
          </table:table-cell>
          <table:table-cell table:formula="of:=[.E13]-[.D13]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Crew Dragon Demo-2</text:p>
          </table:table-cell>
          <table:table-cell office:value-type="string" calcext:value-type="string">
            <text:p>Dragon</text:p>
          </table:table-cell>
          <table:table-cell table:style-name="ce3" office:value-type="date" office:date-value="2020-05-30" calcext:value-type="date">
            <text:p>30/05/2020</text:p>
          </table:table-cell>
          <table:table-cell table:style-name="ce3" office:value-type="date" office:date-value="2020-08-02" calcext:value-type="date">
            <text:p>02/08/2020</text:p>
          </table:table-cell>
          <table:table-cell office:value-type="string" calcext:value-type="string">
            <text:p>ISS</text:p>
          </table:table-cell>
          <table:table-cell table:formula="of:=[.E14]-[.D14]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3</text:p>
          </table:table-cell>
          <table:table-cell office:value-type="string" calcext:value-type="string">
            <text:p>Gemini</text:p>
          </table:table-cell>
          <table:table-cell table:number-columns-repeated="2" table:style-name="ce3" office:value-type="date" office:date-value="1965-03-23" calcext:value-type="date">
            <text:p>23/03/1965</text:p>
          </table:table-cell>
          <table:table-cell office:value-type="float" office:value="225" calcext:value-type="float">
            <text:p>225</text:p>
          </table:table-cell>
          <table:table-cell table:formula="of:=[.E15]-[.D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4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6-03" calcext:value-type="date">
            <text:p>03/06/1965</text:p>
          </table:table-cell>
          <table:table-cell table:style-name="ce3" office:value-type="date" office:date-value="1965-06-07" calcext:value-type="date">
            <text:p>07/06/1965</text:p>
          </table:table-cell>
          <table:table-cell office:value-type="float" office:value="289" calcext:value-type="float">
            <text:p>289</text:p>
          </table:table-cell>
          <table:table-cell table:formula="of:=[.E16]-[.D1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5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08-21" calcext:value-type="date">
            <text:p>21/08/1965</text:p>
          </table:table-cell>
          <table:table-cell table:style-name="ce3" office:value-type="date" office:date-value="1965-08-29" calcext:value-type="date">
            <text:p>29/08/1965</text:p>
          </table:table-cell>
          <table:table-cell office:value-type="float" office:value="330" calcext:value-type="float">
            <text:p>330</text:p>
          </table:table-cell>
          <table:table-cell table:formula="of:=[.E17]-[.D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6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15" calcext:value-type="date">
            <text:p>15/12/1965</text:p>
          </table:table-cell>
          <table:table-cell table:style-name="ce3" office:value-type="date" office:date-value="1965-12-16" calcext:value-type="date">
            <text:p>16/12/1965</text:p>
          </table:table-cell>
          <table:table-cell office:value-type="float" office:value="274" calcext:value-type="float">
            <text:p>274</text:p>
          </table:table-cell>
          <table:table-cell table:formula="of:=[.E18]-[.D18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Gemini 7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5-12-04" calcext:value-type="date">
            <text:p>04/12/1965</text:p>
          </table:table-cell>
          <table:table-cell table:style-name="ce3" office:value-type="date" office:date-value="1965-12-18" calcext:value-type="date">
            <text:p>18/12/1965</text:p>
          </table:table-cell>
          <table:table-cell office:value-type="float" office:value="302" calcext:value-type="float">
            <text:p>302</text:p>
          </table:table-cell>
          <table:table-cell table:formula="of:=[.E19]-[.D19]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8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3-16" calcext:value-type="date">
            <text:p>16/03/1966</text:p>
          </table:table-cell>
          <table:table-cell table:style-name="ce3" office:value-type="date" office:date-value="1966-03-17" calcext:value-type="date">
            <text:p>17/03/1966</text:p>
          </table:table-cell>
          <table:table-cell office:value-type="float" office:value="270" calcext:value-type="float">
            <text:p>270</text:p>
          </table:table-cell>
          <table:table-cell table:formula="of:=[.E20]-[.D2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9A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6-03" calcext:value-type="date">
            <text:p>03/06/1966</text:p>
          </table:table-cell>
          <table:table-cell table:style-name="ce3" office:value-type="date" office:date-value="1966-06-06" calcext:value-type="date">
            <text:p>06/06/1966</text:p>
          </table:table-cell>
          <table:table-cell office:value-type="float" office:value="274" calcext:value-type="float">
            <text:p>274</text:p>
          </table:table-cell>
          <table:table-cell table:formula="of:=[.E21]-[.D21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0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7-18" calcext:value-type="date">
            <text:p>18/07/1966</text:p>
          </table:table-cell>
          <table:table-cell table:style-name="ce3" office:value-type="date" office:date-value="1966-07-21" calcext:value-type="date">
            <text:p>21/07/1966</text:p>
          </table:table-cell>
          <table:table-cell office:value-type="float" office:value="756" calcext:value-type="float">
            <text:p>756</text:p>
          </table:table-cell>
          <table:table-cell table:formula="of:=[.E22]-[.D22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1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09-12" calcext:value-type="date">
            <text:p>12/09/1966</text:p>
          </table:table-cell>
          <table:table-cell table:style-name="ce3" office:value-type="date" office:date-value="1966-09-15" calcext:value-type="date">
            <text:p>15/09/1966</text:p>
          </table:table-cell>
          <table:table-cell office:value-type="float" office:value="1368" calcext:value-type="float">
            <text:p>1368</text:p>
          </table:table-cell>
          <table:table-cell table:formula="of:=[.E23]-[.D2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office:value-type="string" calcext:value-type="string">
            <text:p>Gemini 12</text:p>
          </table:table-cell>
          <table:table-cell office:value-type="string" calcext:value-type="string">
            <text:p>Gemini</text:p>
          </table:table-cell>
          <table:table-cell table:style-name="ce3" office:value-type="date" office:date-value="1966-11-11" calcext:value-type="date">
            <text:p>11/11/1966</text:p>
          </table:table-cell>
          <table:table-cell table:style-name="ce3" office:value-type="date" office:date-value="1966-11-15" calcext:value-type="date">
            <text:p>15/11/1966</text:p>
          </table:table-cell>
          <table:table-cell office:value-type="float" office:value="289" calcext:value-type="float">
            <text:p>289</text:p>
          </table:table-cell>
          <table:table-cell table:formula="of:=[.E24]-[.D2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3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5-05" calcext:value-type="date">
            <text:p>05/05/1961</text:p>
          </table:table-cell>
          <table:table-cell office:value-type="float" office:value="188" calcext:value-type="float">
            <text:p>188</text:p>
          </table:table-cell>
          <table:table-cell table:formula="of:=[.E25]-[.D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Mercury-Redstone 4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1-07-21" calcext:value-type="date">
            <text:p>21/07/1961</text:p>
          </table:table-cell>
          <table:table-cell office:value-type="float" office:value="190" calcext:value-type="float">
            <text:p>190</text:p>
          </table:table-cell>
          <table:table-cell table:formula="of:=[.E26]-[.D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6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2-20" calcext:value-type="date">
            <text:p>20/02/1962</text:p>
          </table:table-cell>
          <table:table-cell office:value-type="float" office:value="248" calcext:value-type="float">
            <text:p>248</text:p>
          </table:table-cell>
          <table:table-cell table:formula="of:=[.E27]-[.D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7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05-24" calcext:value-type="date">
            <text:p>24/05/1962</text:p>
          </table:table-cell>
          <table:table-cell office:value-type="float" office:value="259" calcext:value-type="float">
            <text:p>259</text:p>
          </table:table-cell>
          <table:table-cell table:formula="of:=[.E28]-[.D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Mercury-Atlas 8</text:p>
          </table:table-cell>
          <table:table-cell office:value-type="string" calcext:value-type="string">
            <text:p>Mercury</text:p>
          </table:table-cell>
          <table:table-cell table:number-columns-repeated="2" table:style-name="ce3" office:value-type="date" office:date-value="1962-10-03" calcext:value-type="date">
            <text:p>03/10/1962</text:p>
          </table:table-cell>
          <table:table-cell office:value-type="float" office:value="285" calcext:value-type="float">
            <text:p>285</text:p>
          </table:table-cell>
          <table:table-cell table:formula="of:=[.E29]-[.D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Mercury-Atlas 9</text:p>
          </table:table-cell>
          <table:table-cell office:value-type="string" calcext:value-type="string">
            <text:p>Mercury</text:p>
          </table:table-cell>
          <table:table-cell table:style-name="ce3" office:value-type="date" office:date-value="1963-05-15" calcext:value-type="date">
            <text:p>15/05/1963</text:p>
          </table:table-cell>
          <table:table-cell table:style-name="ce3" office:value-type="date" office:date-value="1963-05-16" calcext:value-type="date">
            <text:p>16/05/1963</text:p>
          </table:table-cell>
          <table:table-cell office:value-type="float" office:value="265" calcext:value-type="float">
            <text:p>265</text:p>
          </table:table-cell>
          <table:table-cell table:formula="of:=[.E30]-[.D30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henzhou 5</text:p>
          </table:table-cell>
          <table:table-cell office:value-type="string" calcext:value-type="string">
            <text:p>Shenzhou</text:p>
          </table:table-cell>
          <table:table-cell table:number-columns-repeated="2" table:style-name="ce3" office:value-type="date" office:date-value="2003-10-15" calcext:value-type="date">
            <text:p>15/10/2003</text:p>
          </table:table-cell>
          <table:table-cell office:value-type="float" office:value="336" calcext:value-type="float">
            <text:p>336</text:p>
          </table:table-cell>
          <table:table-cell table:formula="of:=[.E31]-[.D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henzhou 6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5-10-12" calcext:value-type="date">
            <text:p>12/10/2005</text:p>
          </table:table-cell>
          <table:table-cell table:style-name="ce3" office:value-type="date" office:date-value="2005-10-16" calcext:value-type="date">
            <text:p>16/10/2005</text:p>
          </table:table-cell>
          <table:table-cell office:value-type="float" office:value="336" calcext:value-type="float">
            <text:p>336</text:p>
          </table:table-cell>
          <table:table-cell table:formula="of:=[.E32]-[.D32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henzhou 7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08-09-25" calcext:value-type="date">
            <text:p>25/09/2008</text:p>
          </table:table-cell>
          <table:table-cell table:style-name="ce3" office:value-type="date" office:date-value="2008-09-28" calcext:value-type="date">
            <text:p>28/09/2008</text:p>
          </table:table-cell>
          <table:table-cell office:value-type="float" office:value="330" calcext:value-type="float">
            <text:p>330</text:p>
          </table:table-cell>
          <table:table-cell table:formula="of:=[.E33]-[.D33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henzhou 9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2-06-16" calcext:value-type="date">
            <text:p>16/06/2012</text:p>
          </table:table-cell>
          <table:table-cell table:style-name="ce3" office:value-type="date" office:date-value="2012-06-29" calcext:value-type="date">
            <text:p>29/06/2012</text:p>
          </table:table-cell>
          <table:table-cell office:value-type="float" office:value="315" calcext:value-type="float">
            <text:p>315</text:p>
          </table:table-cell>
          <table:table-cell table:formula="of:=[.E34]-[.D34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henzhou 10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3-06-11" calcext:value-type="date">
            <text:p>11/06/2013</text:p>
          </table:table-cell>
          <table:table-cell table:style-name="ce3" office:value-type="date" office:date-value="2013-06-26" calcext:value-type="date">
            <text:p>26/06/2013</text:p>
          </table:table-cell>
          <table:table-cell office:value-type="float" office:value="315" calcext:value-type="float">
            <text:p>315</text:p>
          </table:table-cell>
          <table:table-cell table:formula="of:=[.E35]-[.D35]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henzhou 11</text:p>
          </table:table-cell>
          <table:table-cell office:value-type="string" calcext:value-type="string">
            <text:p>Shenzhou</text:p>
          </table:table-cell>
          <table:table-cell table:style-name="ce3" office:value-type="date" office:date-value="2016-10-16" calcext:value-type="date">
            <text:p>16/10/2016</text:p>
          </table:table-cell>
          <table:table-cell table:style-name="ce3" office:value-type="date" office:date-value="2016-11-18" calcext:value-type="date">
            <text:p>18/11/2016</text:p>
          </table:table-cell>
          <table:table-cell office:value-type="float" office:value="378" calcext:value-type="float">
            <text:p>378</text:p>
          </table:table-cell>
          <table:table-cell table:formula="of:=[.E36]-[.D36]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7]-[.D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TS-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8]-[.D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39]-[.D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0]-[.D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TS-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1]-[.D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2]-[.D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3]-[.D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4]-[.D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TS-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5]-[.D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6]-[.D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7]-[.D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8]-[.D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4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49]-[.D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TS-5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0]-[.D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1]-[.D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2]-[.D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D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3]-[.D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F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4]-[.D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G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5]-[.D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I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6]-[.D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51-J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7]-[.D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A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8]-[.D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TS-61-B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59]-[.D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51-L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0]-[.D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TS-61-C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1]-[.D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2]-[.D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TS-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3]-[.D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4]-[.D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5]-[.D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6]-[.D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7]-[.D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TS-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8]-[.D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69]-[.D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0]-[.D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1]-[.D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2]-[.D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3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3]-[.D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TS-4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4]-[.D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5]-[.D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3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6]-[.D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7]-[.D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8]-[.D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79]-[.D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TS-4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0]-[.D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1]-[.D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2]-[.D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3]-[.D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4]-[.D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4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5]-[.D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6]-[.D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7]-[.D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TS-5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8]-[.D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89]-[.D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0]-[.D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1]-[.D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2]-[.D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3]-[.D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5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4]-[.D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TS-6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5]-[.D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5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6]-[.D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7]-[.D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8]-[.D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99]-[.D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0]-[.D1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1]-[.D1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TS-6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2]-[.D1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3]-[.D1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4]-[.D1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6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5]-[.D1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6]-[.D1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7]-[.D1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8]-[.D1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TS-7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09]-[.D1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0]-[.D1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1]-[.D1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2]-[.D1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3]-[.D1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4]-[.D1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7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5]-[.D1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TS-8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6]-[.D1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7]-[.D1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8]-[.D1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19]-[.D1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0]-[.D1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1]-[.D12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2]-[.D12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8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3]-[.D1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TS-9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4]-[.D12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5]-[.D12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8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6]-[.D12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7]-[.D12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8]-[.D12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TS-9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29]-[.D1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10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0]-[.D13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1]-[.D13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TS-9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2]-[.D13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3]-[.D13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10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4]-[.D13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5]-[.D13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6]-[.D13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TS-9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7]-[.D1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8]-[.D1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39]-[.D1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0]-[.D1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1]-[.D1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10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2]-[.D1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TS-9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3]-[.D1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0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4]-[.D1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5]-[.D1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6]-[.D1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7]-[.D1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TS-11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8]-[.D1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TS-107*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49]-[.D1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TS-11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0]-[.D1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1]-[.D1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1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2]-[.D1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TS-12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3]-[.D1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4]-[.D1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1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5]-[.D1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TS-12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6]-[.D1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7]-[.D1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8]-[.D1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59]-[.D1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TS-126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0]-[.D1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1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1]-[.D1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2]-[.D1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7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3]-[.D1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8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4]-[.D1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TS-129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5]-[.D1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0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6]-[.D1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1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7]-[.D1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TS-132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8]-[.D1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3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69]-[.D1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4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0]-[.D1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TS-135</text:p>
          </table:table-cell>
          <table:table-cell office:value-type="string" calcext:value-type="string">
            <text:p>Shuttle</text:p>
          </table:table-cell>
          <table:table-cell table:style-name="ce3" table:number-columns-repeated="2"/>
          <table:table-cell/>
          <table:table-cell table:formula="of:=[.E171]-[.D1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2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5-25" calcext:value-type="date">
            <text:p>25/05/1973</text:p>
          </table:table-cell>
          <table:table-cell table:style-name="ce3" office:value-type="date" office:date-value="1973-06-22" calcext:value-type="date">
            <text:p>22/06/1973</text:p>
          </table:table-cell>
          <table:table-cell office:value-type="float" office:value="438" calcext:value-type="float">
            <text:p>438</text:p>
          </table:table-cell>
          <table:table-cell table:formula="of:=[.E172]-[.D172]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3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07-28" calcext:value-type="date">
            <text:p>28/07/1973</text:p>
          </table:table-cell>
          <table:table-cell table:style-name="ce3" office:value-type="date" office:date-value="1973-09-25" calcext:value-type="date">
            <text:p>25/09/1973</text:p>
          </table:table-cell>
          <table:table-cell office:value-type="float" office:value="441" calcext:value-type="float">
            <text:p>441</text:p>
          </table:table-cell>
          <table:table-cell table:formula="of:=[.E173]-[.D173]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kylab 4</text:p>
          </table:table-cell>
          <table:table-cell office:value-type="string" calcext:value-type="string">
            <text:p>Skylab</text:p>
          </table:table-cell>
          <table:table-cell table:style-name="ce3" office:value-type="date" office:date-value="1973-11-16" calcext:value-type="date">
            <text:p>16/11/1973</text:p>
          </table:table-cell>
          <table:table-cell table:style-name="ce3" office:value-type="date" office:date-value="1974-02-08" calcext:value-type="date">
            <text:p>08/02/1974</text:p>
          </table:table-cell>
          <table:table-cell office:value-type="float" office:value="437" calcext:value-type="float">
            <text:p>437</text:p>
          </table:table-cell>
          <table:table-cell table:formula="of:=[.E174]-[.D174]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office:value-type="string" calcext:value-type="string">
            <text:p>Soyuz 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7-04-23" calcext:value-type="date">
            <text:p>23/04/1967</text:p>
          </table:table-cell>
          <table:table-cell table:style-name="ce3" office:value-type="date" office:date-value="1967-04-24" calcext:value-type="date">
            <text:p>24/04/1967</text:p>
          </table:table-cell>
          <table:table-cell office:value-type="float" office:value="223" calcext:value-type="float">
            <text:p>223</text:p>
          </table:table-cell>
          <table:table-cell table:formula="of:=[.E175]-[.D175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office:value-type="string" calcext:value-type="string">
            <text:p>Soyuz 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8-10-26" calcext:value-type="date">
            <text:p>26/10/1968</text:p>
          </table:table-cell>
          <table:table-cell table:style-name="ce3" office:value-type="date" office:date-value="1968-10-30" calcext:value-type="date">
            <text:p>30/10/1968</text:p>
          </table:table-cell>
          <table:table-cell office:value-type="float" office:value="241" calcext:value-type="float">
            <text:p>241</text:p>
          </table:table-cell>
          <table:table-cell table:formula="of:=[.E176]-[.D176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4" calcext:value-type="date">
            <text:p>14/01/1969</text:p>
          </table:table-cell>
          <table:table-cell table:style-name="ce3" office:value-type="date" office:date-value="1969-01-17" calcext:value-type="date">
            <text:p>17/01/1969</text:p>
          </table:table-cell>
          <table:table-cell office:value-type="float" office:value="223" calcext:value-type="float">
            <text:p>223</text:p>
          </table:table-cell>
          <table:table-cell table:formula="of:=[.E177]-[.D177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01-15" calcext:value-type="date">
            <text:p>15/01/1969</text:p>
          </table:table-cell>
          <table:table-cell table:style-name="ce3" office:value-type="date" office:date-value="1969-01-18" calcext:value-type="date">
            <text:p>18/01/1969</text:p>
          </table:table-cell>
          <table:table-cell office:value-type="float" office:value="233" calcext:value-type="float">
            <text:p>233</text:p>
          </table:table-cell>
          <table:table-cell table:formula="of:=[.E178]-[.D178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1" calcext:value-type="date">
            <text:p>11/10/1969</text:p>
          </table:table-cell>
          <table:table-cell table:style-name="ce3" office:value-type="date" office:date-value="1969-10-16" calcext:value-type="date">
            <text:p>16/10/1969</text:p>
          </table:table-cell>
          <table:table-cell office:value-type="float" office:value="231" calcext:value-type="float">
            <text:p>231</text:p>
          </table:table-cell>
          <table:table-cell table:formula="of:=[.E179]-[.D179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2" calcext:value-type="date">
            <text:p>12/10/1969</text:p>
          </table:table-cell>
          <table:table-cell table:style-name="ce3" office:value-type="date" office:date-value="1969-10-17" calcext:value-type="date">
            <text:p>17/10/1969</text:p>
          </table:table-cell>
          <table:table-cell office:value-type="float" office:value="223" calcext:value-type="float">
            <text:p>223</text:p>
          </table:table-cell>
          <table:table-cell table:formula="of:=[.E180]-[.D180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office:value-type="string" calcext:value-type="string">
            <text:p>Soyuz 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69-10-13" calcext:value-type="date">
            <text:p>13/10/1969</text:p>
          </table:table-cell>
          <table:table-cell table:style-name="ce3" office:value-type="date" office:date-value="1969-10-18" calcext:value-type="date">
            <text:p>18/10/1969</text:p>
          </table:table-cell>
          <table:table-cell office:value-type="float" office:value="227" calcext:value-type="float">
            <text:p>227</text:p>
          </table:table-cell>
          <table:table-cell table:formula="of:=[.E181]-[.D181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office:value-type="string" calcext:value-type="string">
            <text:p>Soyuz 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0-06-01" calcext:value-type="date">
            <text:p>01/06/1970</text:p>
          </table:table-cell>
          <table:table-cell table:style-name="ce3" office:value-type="date" office:date-value="1970-06-19" calcext:value-type="date">
            <text:p>19/06/1970</text:p>
          </table:table-cell>
          <table:table-cell office:value-type="float" office:value="220" calcext:value-type="float">
            <text:p>220</text:p>
          </table:table-cell>
          <table:table-cell table:formula="of:=[.E182]-[.D182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4-22" calcext:value-type="date">
            <text:p>22/04/1971</text:p>
          </table:table-cell>
          <table:table-cell table:style-name="ce3" office:value-type="date" office:date-value="1971-04-24" calcext:value-type="date">
            <text:p>24/04/1971</text:p>
          </table:table-cell>
          <table:table-cell office:value-type="float" office:value="246" calcext:value-type="float">
            <text:p>246</text:p>
          </table:table-cell>
          <table:table-cell table:formula="of:=[.E183]-[.D183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office:value-type="string" calcext:value-type="string">
            <text:p>Soyuz 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1-06-06" calcext:value-type="date">
            <text:p>06/06/1971</text:p>
          </table:table-cell>
          <table:table-cell table:style-name="ce3" office:value-type="date" office:date-value="1971-06-29" calcext:value-type="date">
            <text:p>29/06/1971</text:p>
          </table:table-cell>
          <table:table-cell office:value-type="float" office:value="217" calcext:value-type="float">
            <text:p>217</text:p>
          </table:table-cell>
          <table:table-cell table:formula="of:=[.E184]-[.D184]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09-27" calcext:value-type="date">
            <text:p>27/09/1973</text:p>
          </table:table-cell>
          <table:table-cell table:style-name="ce3" office:value-type="date" office:date-value="1973-09-29" calcext:value-type="date">
            <text:p>29/09/1973</text:p>
          </table:table-cell>
          <table:table-cell office:value-type="float" office:value="249" calcext:value-type="float">
            <text:p>249</text:p>
          </table:table-cell>
          <table:table-cell table:formula="of:=[.E185]-[.D18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office:value-type="string" calcext:value-type="string">
            <text:p>Soyuz 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3-12-18" calcext:value-type="date">
            <text:p>18/12/1973</text:p>
          </table:table-cell>
          <table:table-cell table:style-name="ce3" office:value-type="date" office:date-value="1973-12-26" calcext:value-type="date">
            <text:p>26/12/1973</text:p>
          </table:table-cell>
          <table:table-cell office:value-type="float" office:value="272" calcext:value-type="float">
            <text:p>272</text:p>
          </table:table-cell>
          <table:table-cell table:formula="of:=[.E186]-[.D186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2014-07-03" calcext:value-type="date">
            <text:p>03/07/2014</text:p>
          </table:table-cell>
          <table:table-cell table:style-name="ce3" office:value-type="date" office:date-value="2014-07-19" calcext:value-type="date">
            <text:p>19/07/2014</text:p>
          </table:table-cell>
          <table:table-cell office:value-type="float" office:value="277" calcext:value-type="float">
            <text:p>277</text:p>
          </table:table-cell>
          <table:table-cell table:formula="of:=[.E187]-[.D187]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08-26" calcext:value-type="date">
            <text:p>26/08/1974</text:p>
          </table:table-cell>
          <table:table-cell table:style-name="ce3" office:value-type="date" office:date-value="1974-08-28" calcext:value-type="date">
            <text:p>28/08/1974</text:p>
          </table:table-cell>
          <table:table-cell office:value-type="float" office:value="275" calcext:value-type="float">
            <text:p>275</text:p>
          </table:table-cell>
          <table:table-cell table:formula="of:=[.E188]-[.D188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office:value-type="string" calcext:value-type="string">
            <text:p>Soyuz 1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4-12-02" calcext:value-type="date">
            <text:p>02/12/1974</text:p>
          </table:table-cell>
          <table:table-cell table:style-name="ce3" office:value-type="date" office:date-value="1974-12-08" calcext:value-type="date">
            <text:p>08/12/1974</text:p>
          </table:table-cell>
          <table:table-cell office:value-type="float" office:value="223" calcext:value-type="float">
            <text:p>223</text:p>
          </table:table-cell>
          <table:table-cell table:formula="of:=[.E189]-[.D189]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1-10" calcext:value-type="date">
            <text:p>10/01/1975</text:p>
          </table:table-cell>
          <table:table-cell table:style-name="ce3" office:value-type="date" office:date-value="1975-02-09" calcext:value-type="date">
            <text:p>09/02/1975</text:p>
          </table:table-cell>
          <table:table-cell office:value-type="float" office:value="354" calcext:value-type="float">
            <text:p>354</text:p>
          </table:table-cell>
          <table:table-cell table:formula="of:=[.E190]-[.D190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a</text:p>
          </table:table-cell>
          <table:table-cell office:value-type="string" calcext:value-type="string">
            <text:p>Soyuz</text:p>
          </table:table-cell>
          <table:table-cell table:number-columns-repeated="2" table:style-name="ce3" office:value-type="date" office:date-value="1975-04-05" calcext:value-type="date">
            <text:p>05/04/1975</text:p>
          </table:table-cell>
          <table:table-cell office:value-type="float" office:value="192" calcext:value-type="float">
            <text:p>192</text:p>
          </table:table-cell>
          <table:table-cell table:formula="of:=[.E191]-[.D1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office:value-type="string" calcext:value-type="string">
            <text:p>Soyuz 1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5-05-24" calcext:value-type="date">
            <text:p>24/05/1975</text:p>
          </table:table-cell>
          <table:table-cell table:style-name="ce3" office:value-type="date" office:date-value="1975-07-26" calcext:value-type="date">
            <text:p>26/07/1975</text:p>
          </table:table-cell>
          <table:table-cell office:value-type="float" office:value="247" calcext:value-type="float">
            <text:p>247</text:p>
          </table:table-cell>
          <table:table-cell table:formula="of:=[.E192]-[.D192]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7-06" calcext:value-type="date">
            <text:p>06/07/1976</text:p>
          </table:table-cell>
          <table:table-cell table:style-name="ce3" office:value-type="date" office:date-value="1976-08-24" calcext:value-type="date">
            <text:p>24/08/1976</text:p>
          </table:table-cell>
          <table:table-cell office:value-type="float" office:value="253" calcext:value-type="float">
            <text:p>253</text:p>
          </table:table-cell>
          <table:table-cell table:formula="of:=[.E193]-[.D193]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09-15" calcext:value-type="date">
            <text:p>15/09/1976</text:p>
          </table:table-cell>
          <table:table-cell table:style-name="ce3" office:value-type="date" office:date-value="1976-09-23" calcext:value-type="date">
            <text:p>23/09/1976</text:p>
          </table:table-cell>
          <table:table-cell office:value-type="float" office:value="280" calcext:value-type="float">
            <text:p>280</text:p>
          </table:table-cell>
          <table:table-cell table:formula="of:=[.E194]-[.D19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office:value-type="string" calcext:value-type="string">
            <text:p>Soyuz 2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6-10-14" calcext:value-type="date">
            <text:p>14/10/1976</text:p>
          </table:table-cell>
          <table:table-cell table:style-name="ce3" office:value-type="date" office:date-value="1976-10-16" calcext:value-type="date">
            <text:p>16/10/1976</text:p>
          </table:table-cell>
          <table:table-cell office:value-type="float" office:value="275" calcext:value-type="float">
            <text:p>275</text:p>
          </table:table-cell>
          <table:table-cell table:formula="of:=[.E195]-[.D19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02-07" calcext:value-type="date">
            <text:p>07/02/1977</text:p>
          </table:table-cell>
          <table:table-cell table:style-name="ce3" office:value-type="date" office:date-value="1977-02-25" calcext:value-type="date">
            <text:p>25/02/1977</text:p>
          </table:table-cell>
          <table:table-cell office:value-type="float" office:value="346" calcext:value-type="float">
            <text:p>346</text:p>
          </table:table-cell>
          <table:table-cell table:formula="of:=[.E196]-[.D196]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0-09" calcext:value-type="date">
            <text:p>09/10/1977</text:p>
          </table:table-cell>
          <table:table-cell table:style-name="ce3" office:value-type="date" office:date-value="1977-10-11" calcext:value-type="date">
            <text:p>11/10/1977</text:p>
          </table:table-cell>
          <table:table-cell office:value-type="float" office:value="258" calcext:value-type="float">
            <text:p>258</text:p>
          </table:table-cell>
          <table:table-cell table:formula="of:=[.E197]-[.D197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office:value-type="string" calcext:value-type="string">
            <text:p>Soyuz 2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7-12-10" calcext:value-type="date">
            <text:p>10/12/1977</text:p>
          </table:table-cell>
          <table:table-cell table:style-name="ce3" office:value-type="date" office:date-value="1978-01-16" calcext:value-type="date">
            <text:p>16/01/1978</text:p>
          </table:table-cell>
          <table:table-cell office:value-type="float" office:value="246" calcext:value-type="float">
            <text:p>246</text:p>
          </table:table-cell>
          <table:table-cell table:formula="of:=[.E198]-[.D198]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1-10" calcext:value-type="date">
            <text:p>10/01/1978</text:p>
          </table:table-cell>
          <table:table-cell table:style-name="ce3" office:value-type="date" office:date-value="1978-03-16" calcext:value-type="date">
            <text:p>16/03/1978</text:p>
          </table:table-cell>
          <table:table-cell office:value-type="float" office:value="253" calcext:value-type="float">
            <text:p>253</text:p>
          </table:table-cell>
          <table:table-cell table:formula="of:=[.E199]-[.D199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3-02" calcext:value-type="date">
            <text:p>02/03/1978</text:p>
          </table:table-cell>
          <table:table-cell table:style-name="ce3" office:value-type="date" office:date-value="1978-03-10" calcext:value-type="date">
            <text:p>10/03/1978</text:p>
          </table:table-cell>
          <table:table-cell office:value-type="float" office:value="275" calcext:value-type="float">
            <text:p>275</text:p>
          </table:table-cell>
          <table:table-cell table:formula="of:=[.E200]-[.D200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2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15" calcext:value-type="date">
            <text:p>15/06/1978</text:p>
          </table:table-cell>
          <table:table-cell table:style-name="ce3" office:value-type="date" office:date-value="1978-09-03" calcext:value-type="date">
            <text:p>03/09/1978</text:p>
          </table:table-cell>
          <table:table-cell office:value-type="float" office:value="266" calcext:value-type="float">
            <text:p>266</text:p>
          </table:table-cell>
          <table:table-cell table:formula="of:=[.E201]-[.D201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6-27" calcext:value-type="date">
            <text:p>27/06/1978</text:p>
          </table:table-cell>
          <table:table-cell table:style-name="ce3" office:value-type="date" office:date-value="1978-07-05" calcext:value-type="date">
            <text:p>05/07/1978</text:p>
          </table:table-cell>
          <table:table-cell office:value-type="float" office:value="261" calcext:value-type="float">
            <text:p>261</text:p>
          </table:table-cell>
          <table:table-cell table:formula="of:=[.E202]-[.D202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office:value-type="string" calcext:value-type="string">
            <text:p>Soyuz 3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8-08-26" calcext:value-type="date">
            <text:p>26/08/1978</text:p>
          </table:table-cell>
          <table:table-cell table:style-name="ce3" office:value-type="date" office:date-value="1978-11-02" calcext:value-type="date">
            <text:p>02/11/1978</text:p>
          </table:table-cell>
          <table:table-cell office:value-type="float" office:value="259" calcext:value-type="float">
            <text:p>259</text:p>
          </table:table-cell>
          <table:table-cell table:formula="of:=[.E203]-[.D203]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2-25" calcext:value-type="date">
            <text:p>25/02/1979</text:p>
          </table:table-cell>
          <table:table-cell table:style-name="ce3" office:value-type="date" office:date-value="1979-06-13" calcext:value-type="date">
            <text:p>13/06/1979</text:p>
          </table:table-cell>
          <table:table-cell office:value-type="float" office:value="274" calcext:value-type="float">
            <text:p>274</text:p>
          </table:table-cell>
          <table:table-cell table:formula="of:=[.E204]-[.D204]" office:value-type="float" office:value="108" calcext:value-type="float">
            <text:p>108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4-10" calcext:value-type="date">
            <text:p>10/04/1979</text:p>
          </table:table-cell>
          <table:table-cell table:style-name="ce3" office:value-type="date" office:date-value="1979-04-12" calcext:value-type="date">
            <text:p>12/04/1979</text:p>
          </table:table-cell>
          <table:table-cell office:value-type="float" office:value="279" calcext:value-type="float">
            <text:p>279</text:p>
          </table:table-cell>
          <table:table-cell table:formula="of:=[.E205]-[.D205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office:value-type="string" calcext:value-type="string">
            <text:p>Soyuz 3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79-06-06" calcext:value-type="date">
            <text:p>06/06/1979</text:p>
          </table:table-cell>
          <table:table-cell table:style-name="ce3" office:value-type="date" office:date-value="1979-08-19" calcext:value-type="date">
            <text:p>19/08/1979</text:p>
          </table:table-cell>
          <table:table-cell office:value-type="float" office:value="271" calcext:value-type="float">
            <text:p>271</text:p>
          </table:table-cell>
          <table:table-cell table:formula="of:=[.E206]-[.D206]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4-09" calcext:value-type="date">
            <text:p>09/04/1980</text:p>
          </table:table-cell>
          <table:table-cell table:style-name="ce3" office:value-type="date" office:date-value="1980-06-03" calcext:value-type="date">
            <text:p>03/06/1980</text:p>
          </table:table-cell>
          <table:table-cell office:value-type="float" office:value="259" calcext:value-type="float">
            <text:p>259</text:p>
          </table:table-cell>
          <table:table-cell table:formula="of:=[.E207]-[.D207]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5-26" calcext:value-type="date">
            <text:p>26/05/1980</text:p>
          </table:table-cell>
          <table:table-cell table:style-name="ce3" office:value-type="date" office:date-value="1980-07-31" calcext:value-type="date">
            <text:p>31/07/1980</text:p>
          </table:table-cell>
          <table:table-cell office:value-type="float" office:value="281" calcext:value-type="float">
            <text:p>281</text:p>
          </table:table-cell>
          <table:table-cell table:formula="of:=[.E208]-[.D208]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2 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6-05" calcext:value-type="date">
            <text:p>05/06/1980</text:p>
          </table:table-cell>
          <table:table-cell table:style-name="ce3" office:value-type="date" office:date-value="1980-06-09" calcext:value-type="date">
            <text:p>09/06/1980</text:p>
          </table:table-cell>
          <table:table-cell office:value-type="float" office:value="249" calcext:value-type="float">
            <text:p>249</text:p>
          </table:table-cell>
          <table:table-cell table:formula="of:=[.E209]-[.D209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7-23" calcext:value-type="date">
            <text:p>23/07/1980</text:p>
          </table:table-cell>
          <table:table-cell table:style-name="ce3" office:value-type="date" office:date-value="1980-10-11" calcext:value-type="date">
            <text:p>11/10/1980</text:p>
          </table:table-cell>
          <table:table-cell office:value-type="float" office:value="293" calcext:value-type="float">
            <text:p>293</text:p>
          </table:table-cell>
          <table:table-cell table:formula="of:=[.E210]-[.D210]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3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09-18" calcext:value-type="date">
            <text:p>18/09/1980</text:p>
          </table:table-cell>
          <table:table-cell table:style-name="ce3" office:value-type="date" office:date-value="1980-09-26" calcext:value-type="date">
            <text:p>26/09/1980</text:p>
          </table:table-cell>
          <table:table-cell office:value-type="float" office:value="273" calcext:value-type="float">
            <text:p>273</text:p>
          </table:table-cell>
          <table:table-cell table:formula="of:=[.E211]-[.D211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office:value-type="string" calcext:value-type="string">
            <text:p>Soyuz T-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0-11-27" calcext:value-type="date">
            <text:p>27/11/1980</text:p>
          </table:table-cell>
          <table:table-cell table:style-name="ce3" office:value-type="date" office:date-value="1980-12-10" calcext:value-type="date">
            <text:p>10/12/1980</text:p>
          </table:table-cell>
          <table:table-cell office:value-type="float" office:value="251" calcext:value-type="float">
            <text:p>251</text:p>
          </table:table-cell>
          <table:table-cell table:formula="of:=[.E212]-[.D212]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T-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12" calcext:value-type="date">
            <text:p>12/03/1981</text:p>
          </table:table-cell>
          <table:table-cell table:style-name="ce3" office:value-type="date" office:date-value="1981-05-26" calcext:value-type="date">
            <text:p>26/05/1981</text:p>
          </table:table-cell>
          <table:table-cell office:value-type="float" office:value="250" calcext:value-type="float">
            <text:p>250</text:p>
          </table:table-cell>
          <table:table-cell table:formula="of:=[.E213]-[.D213]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3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3-22" calcext:value-type="date">
            <text:p>22/03/1981</text:p>
          </table:table-cell>
          <table:table-cell table:style-name="ce3" office:value-type="date" office:date-value="1981-03-30" calcext:value-type="date">
            <text:p>30/03/1981</text:p>
          </table:table-cell>
          <table:table-cell office:value-type="float" office:value="282" calcext:value-type="float">
            <text:p>282</text:p>
          </table:table-cell>
          <table:table-cell table:formula="of:=[.E214]-[.D214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office:value-type="string" calcext:value-type="string">
            <text:p>Soyuz 4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1-05-14" calcext:value-type="date">
            <text:p>14/05/1981</text:p>
          </table:table-cell>
          <table:table-cell table:style-name="ce3" office:value-type="date" office:date-value="1981-05-22" calcext:value-type="date">
            <text:p>22/05/1981</text:p>
          </table:table-cell>
          <table:table-cell office:value-type="float" office:value="287" calcext:value-type="float">
            <text:p>287</text:p>
          </table:table-cell>
          <table:table-cell table:formula="of:=[.E215]-[.D215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5-13" calcext:value-type="date">
            <text:p>13/05/1982</text:p>
          </table:table-cell>
          <table:table-cell table:style-name="ce3" office:value-type="date" office:date-value="1982-08-27" calcext:value-type="date">
            <text:p>27/08/1982</text:p>
          </table:table-cell>
          <table:table-cell office:value-type="float" office:value="231" calcext:value-type="float">
            <text:p>231</text:p>
          </table:table-cell>
          <table:table-cell table:formula="of:=[.E216]-[.D216]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6-24" calcext:value-type="date">
            <text:p>24/06/1982</text:p>
          </table:table-cell>
          <table:table-cell table:style-name="ce3" office:value-type="date" office:date-value="1982-07-02" calcext:value-type="date">
            <text:p>02/07/1982</text:p>
          </table:table-cell>
          <table:table-cell office:value-type="float" office:value="233" calcext:value-type="float">
            <text:p>233</text:p>
          </table:table-cell>
          <table:table-cell table:formula="of:=[.E217]-[.D217]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office:value-type="string" calcext:value-type="string">
            <text:p>Soyuz T-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2-08-19" calcext:value-type="date">
            <text:p>19/08/1982</text:p>
          </table:table-cell>
          <table:table-cell table:style-name="ce3" office:value-type="date" office:date-value="1982-12-10" calcext:value-type="date">
            <text:p>10/12/1982</text:p>
          </table:table-cell>
          <table:table-cell office:value-type="float" office:value="299" calcext:value-type="float">
            <text:p>299</text:p>
          </table:table-cell>
          <table:table-cell table:style-name="ce9" table:formula="of:=[.E218]-[.D218]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4-20" calcext:value-type="date">
            <text:p>20/04/1983</text:p>
          </table:table-cell>
          <table:table-cell table:style-name="ce3" office:value-type="date" office:date-value="1983-04-22" calcext:value-type="date">
            <text:p>22/04/1983</text:p>
          </table:table-cell>
          <table:table-cell office:value-type="float" office:value="230" calcext:value-type="float">
            <text:p>230</text:p>
          </table:table-cell>
          <table:table-cell table:formula="of:=[.E219]-[.D219]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office:value-type="string" calcext:value-type="string">
            <text:p>Soyuz T-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3-06-27" calcext:value-type="date">
            <text:p>27/06/1983</text:p>
          </table:table-cell>
          <table:table-cell table:style-name="ce3" office:value-type="date" office:date-value="1983-11-23" calcext:value-type="date">
            <text:p>23/11/1983</text:p>
          </table:table-cell>
          <table:table-cell office:value-type="float" office:value="229" calcext:value-type="float">
            <text:p>229</text:p>
          </table:table-cell>
          <table:table-cell table:formula="of:=[.E220]-[.D220]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2-08" calcext:value-type="date">
            <text:p>08/02/1984</text:p>
          </table:table-cell>
          <table:table-cell table:style-name="ce3" office:value-type="date" office:date-value="1984-04-11" calcext:value-type="date">
            <text:p>11/04/1984</text:p>
          </table:table-cell>
          <table:table-cell office:value-type="float" office:value="219" calcext:value-type="float">
            <text:p>219</text:p>
          </table:table-cell>
          <table:table-cell table:formula="of:=[.E221]-[.D221]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4-03" calcext:value-type="date">
            <text:p>03/04/1984</text:p>
          </table:table-cell>
          <table:table-cell table:style-name="ce3" office:value-type="date" office:date-value="1984-10-02" calcext:value-type="date">
            <text:p>02/10/1984</text:p>
          </table:table-cell>
          <table:table-cell office:value-type="float" office:value="224" calcext:value-type="float">
            <text:p>224</text:p>
          </table:table-cell>
          <table:table-cell table:formula="of:=[.E222]-[.D222]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office:value-type="string" calcext:value-type="string">
            <text:p>Soyuz T-1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4-07-17" calcext:value-type="date">
            <text:p>17/07/1984</text:p>
          </table:table-cell>
          <table:table-cell table:style-name="ce3" office:value-type="date" office:date-value="1984-07-29" calcext:value-type="date">
            <text:p>29/07/1984</text:p>
          </table:table-cell>
          <table:table-cell office:value-type="float" office:value="218" calcext:value-type="float">
            <text:p>218</text:p>
          </table:table-cell>
          <table:table-cell table:formula="of:=[.E223]-[.D223]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5-06-06" calcext:value-type="date">
            <text:p>06/06/1985</text:p>
          </table:table-cell>
          <table:table-cell table:style-name="ce3" office:value-type="date" office:date-value="1985-09-26" calcext:value-type="date">
            <text:p>26/09/1985</text:p>
          </table:table-cell>
          <table:table-cell office:value-type="float" office:value="222" calcext:value-type="float">
            <text:p>222</text:p>
          </table:table-cell>
          <table:table-cell table:formula="of:=[.E224]-[.D224]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office:value-type="string" calcext:value-type="string">
            <text:p>Soyuz T-1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5-09-17" calcext:value-type="date">
            <text:p>17/09/1985</text:p>
          </table:table-cell>
          <table:table-cell table:style-name="ce3" office:value-type="date" office:date-value="1985-11-21" calcext:value-type="date">
            <text:p>21/11/1985</text:p>
          </table:table-cell>
          <table:table-cell office:value-type="float" office:value="223" calcext:value-type="float">
            <text:p>223</text:p>
          </table:table-cell>
          <table:table-cell table:formula="of:=[.E225]-[.D225]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office:value-type="string" calcext:value-type="string">
            <text:p>Soyuz T-1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6-03-13" calcext:value-type="date">
            <text:p>13/03/1986</text:p>
          </table:table-cell>
          <table:table-cell table:style-name="ce3" office:value-type="date" office:date-value="1986-07-16" calcext:value-type="date">
            <text:p>16/07/1986</text:p>
          </table:table-cell>
          <table:table-cell office:value-type="float" office:value="366" calcext:value-type="float">
            <text:p>366</text:p>
          </table:table-cell>
          <table:table-cell table:formula="of:=[.E226]-[.D226]" office:value-type="float" office:value="125" calcext:value-type="float">
            <text:p>125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2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02-05" calcext:value-type="date">
            <text:p>05/02/1987</text:p>
          </table:table-cell>
          <table:table-cell table:style-name="ce3" office:value-type="date" office:date-value="1987-07-30" calcext:value-type="date">
            <text:p>30/07/1987</text:p>
          </table:table-cell>
          <table:table-cell office:value-type="float" office:value="365" calcext:value-type="float">
            <text:p>365</text:p>
          </table:table-cell>
          <table:table-cell table:formula="of:=[.E227]-[.D227]" office:value-type="float" office:value="175" calcext:value-type="float">
            <text:p>175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3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07-22" calcext:value-type="date">
            <text:p>22/07/1987</text:p>
          </table:table-cell>
          <table:table-cell table:style-name="ce3" office:value-type="date" office:date-value="1987-12-29" calcext:value-type="date">
            <text:p>29/12/1987</text:p>
          </table:table-cell>
          <table:table-cell office:value-type="float" office:value="353" calcext:value-type="float">
            <text:p>353</text:p>
          </table:table-cell>
          <table:table-cell table:formula="of:=[.E228]-[.D228]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office:value-type="string" calcext:value-type="string">
            <text:p>Soyuz TM-4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7-12-21" calcext:value-type="date">
            <text:p>21/12/1987</text:p>
          </table:table-cell>
          <table:table-cell table:style-name="ce3" office:value-type="date" office:date-value="1988-06-17" calcext:value-type="date">
            <text:p>17/06/1988</text:p>
          </table:table-cell>
          <table:table-cell office:value-type="float" office:value="357" calcext:value-type="float">
            <text:p>357</text:p>
          </table:table-cell>
          <table:table-cell table:formula="of:=[.E229]-[.D229]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5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06-07" calcext:value-type="date">
            <text:p>07/06/1988</text:p>
          </table:table-cell>
          <table:table-cell table:style-name="ce3" office:value-type="date" office:date-value="1988-09-07" calcext:value-type="date">
            <text:p>07/09/1988</text:p>
          </table:table-cell>
          <table:table-cell office:value-type="float" office:value="241" calcext:value-type="float">
            <text:p>241</text:p>
          </table:table-cell>
          <table:table-cell table:formula="of:=[.E230]-[.D230]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6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08-29" calcext:value-type="date">
            <text:p>29/08/1988</text:p>
          </table:table-cell>
          <table:table-cell table:style-name="ce3" office:value-type="date" office:date-value="1988-12-21" calcext:value-type="date">
            <text:p>21/12/1988</text:p>
          </table:table-cell>
          <table:table-cell office:value-type="float" office:value="228" calcext:value-type="float">
            <text:p>228</text:p>
          </table:table-cell>
          <table:table-cell table:formula="of:=[.E231]-[.D231]" office:value-type="float" office:value="114" calcext:value-type="float">
            <text:p>114</text:p>
          </table:table-cell>
          <table:table-cell table:number-columns-repeated="1017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office:value-type="string" calcext:value-type="string">
            <text:p>Soyuz TM-7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8-11-26" calcext:value-type="date">
            <text:p>26/11/1988</text:p>
          </table:table-cell>
          <table:table-cell table:style-name="ce3" office:value-type="date" office:date-value="1989-04-27" calcext:value-type="date">
            <text:p>27/04/1989</text:p>
          </table:table-cell>
          <table:table-cell office:value-type="float" office:value="235" calcext:value-type="float">
            <text:p>235</text:p>
          </table:table-cell>
          <table:table-cell table:formula="of:=[.E232]-[.D232]" office:value-type="float" office:value="152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office:value-type="string" calcext:value-type="string">
            <text:p>Soyuz TM-8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89-09-05" calcext:value-type="date">
            <text:p>05/09/1989</text:p>
          </table:table-cell>
          <table:table-cell table:style-name="ce3" office:value-type="date" office:date-value="1990-02-19" calcext:value-type="date">
            <text:p>19/02/1990</text:p>
          </table:table-cell>
          <table:table-cell office:value-type="float" office:value="392" calcext:value-type="float">
            <text:p>392</text:p>
          </table:table-cell>
          <table:table-cell table:formula="of:=[.E233]-[.D233]" office:value-type="float" office:value="167" calcext:value-type="float">
            <text:p>167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9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0-02-11" calcext:value-type="date">
            <text:p>11/02/1990</text:p>
          </table:table-cell>
          <table:table-cell table:style-name="ce3" office:value-type="date" office:date-value="1990-08-09" calcext:value-type="date">
            <text:p>09/08/1990</text:p>
          </table:table-cell>
          <table:table-cell office:value-type="float" office:value="387" calcext:value-type="float">
            <text:p>387</text:p>
          </table:table-cell>
          <table:table-cell table:formula="of:=[.E234]-[.D234]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0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1990-08-01" calcext:value-type="date">
            <text:p>01/08/1990</text:p>
          </table:table-cell>
          <table:table-cell table:style-name="ce3" office:value-type="date" office:date-value="1990-12-10" calcext:value-type="date">
            <text:p>10/12/1990</text:p>
          </table:table-cell>
          <table:table-cell office:value-type="float" office:value="219" calcext:value-type="float">
            <text:p>219</text:p>
          </table:table-cell>
          <table:table-cell table:formula="of:=[.E235]-[.D235]" office:value-type="float" office:value="131" calcext:value-type="float">
            <text:p>131</text:p>
          </table:table-cell>
          <table:table-cell table:number-columns-repeated="1017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office:value-type="string" calcext:value-type="string">
            <text:p>Soyuz TM-11</text:p>
          </table:table-cell>
          <table:table-cell office:value-type="string" calcext:value-type="string">
            <text:p>Soyuz</text:p>
          </table:table-cell>
          <table:table-cell table:style-name="ce3" office:value-type="date" office:date-value="2026-12-02" calcext:value-type="date">
            <text:p>02/12/2026</text:p>
          </table:table-cell>
          <table:table-cell table:style-name="ce3"/>
          <table:table-cell/>
          <table:table-cell table:formula="of:=[.E236]-[.D236]" office:value-type="float" office:value="-46358" calcext:value-type="float">
            <text:p>-46358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7]-[.D23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office:value-type="string" calcext:value-type="string">
            <text:p>Soyuz TM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8]-[.D23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39]-[.D23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office:value-type="string" calcext:value-type="string">
            <text:p>Soyuz TM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0]-[.D24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1]-[.D24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office:value-type="string" calcext:value-type="string">
            <text:p>Soyuz TM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2]-[.D24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3]-[.D24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4]-[.D24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office:value-type="string" calcext:value-type="string">
            <text:p>Soyuz TM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5]-[.D24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6]-[.D24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office:value-type="string" calcext:value-type="string">
            <text:p>Soyuz TM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7]-[.D24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8]-[.D24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office:value-type="string" calcext:value-type="string">
            <text:p>Soyuz TM-2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49]-[.D24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0]-[.D25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office:value-type="string" calcext:value-type="string">
            <text:p>Soyuz TM-2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1]-[.D25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2]-[.D25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office:value-type="string" calcext:value-type="string">
            <text:p>Soyuz TM-2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3]-[.D25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office:value-type="string" calcext:value-type="string">
            <text:p>Soyuz TM-2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4]-[.D25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5]-[.D25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office:value-type="string" calcext:value-type="string">
            <text:p>Soyuz TM-3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6]-[.D25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7]-[.D25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office:value-type="string" calcext:value-type="string">
            <text:p>Soyuz TM-3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8]-[.D25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-3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59]-[.D25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office:value-type="string" calcext:value-type="string">
            <text:p>Soyuz TMA-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0]-[.D26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1]-[.D26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office:value-type="string" calcext:value-type="string">
            <text:p>Soyuz TMA-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2]-[.D26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3]-[.D26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oyuz TMA-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4]-[.D26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5]-[.D26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office:value-type="string" calcext:value-type="string">
            <text:p>Soyuz TMA-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6]-[.D26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7]-[.D26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office:value-type="string" calcext:value-type="string">
            <text:p>Soyuz TMA-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8]-[.D26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69]-[.D26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office:value-type="string" calcext:value-type="string">
            <text:p>Soyuz TMA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0]-[.D27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1]-[.D27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office:value-type="string" calcext:value-type="string">
            <text:p>Soyuz TMA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2]-[.D27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3]-[.D27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4]-[.D27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5]-[.D27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office:value-type="string" calcext:value-type="string">
            <text:p>Soyuz TMA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6]-[.D27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0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7]-[.D27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8]-[.D27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1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79]-[.D27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office:value-type="string" calcext:value-type="string">
            <text:p>Soyuz TMA-2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0]-[.D28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1]-[.D28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0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2]-[.D28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3]-[.D28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office:value-type="string" calcext:value-type="string">
            <text:p>Soyuz TMA-2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4]-[.D28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5]-[.D28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6]-[.D28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7]-[.D28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office:value-type="string" calcext:value-type="string">
            <text:p>Soyuz TMA-0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8]-[.D28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89]-[.D28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0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0]-[.D29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1]-[.D29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office:value-type="string" calcext:value-type="string">
            <text:p>Soyuz TMA-11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2]-[.D29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2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3]-[.D29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3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4]-[.D29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4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5]-[.D29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office:value-type="string" calcext:value-type="string">
            <text:p>Soyuz TMA-15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6]-[.D29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6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7]-[.D29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7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8]-[.D29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8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299]-[.D29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office:value-type="string" calcext:value-type="string">
            <text:p>Soyuz TMA-19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0]-[.D30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1]-[.D30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2]-[.D30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MS-0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3]-[.D30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office:value-type="string" calcext:value-type="string">
            <text:p>Soyuz TMA-20M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4]-[.D30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4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5]-[.D30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6]-[.D30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7]-[.D30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office:value-type="string" calcext:value-type="string">
            <text:p>Soyuz MS-0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8]-[.D30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8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09]-[.D30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09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0]-[.D31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0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1]-[.D311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office:value-type="string" calcext:value-type="string">
            <text:p>Soyuz MS-11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2]-[.D312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2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3]-[.D31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3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4]-[.D31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office:value-type="string" calcext:value-type="string">
            <text:p>Soyuz MS-15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5]-[.D315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6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6]-[.D316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office:value-type="string" calcext:value-type="string">
            <text:p>Soyuz MS-17</text:p>
          </table:table-cell>
          <table:table-cell office:value-type="string" calcext:value-type="string">
            <text:p>Soyuz</text:p>
          </table:table-cell>
          <table:table-cell table:style-name="ce3" table:number-columns-repeated="2"/>
          <table:table-cell/>
          <table:table-cell table:formula="of:=[.E317]-[.D317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5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1" calcext:value-type="date">
            <text:p>21/06/2004</text:p>
          </table:table-cell>
          <table:table-cell office:value-type="float" office:value="100" calcext:value-type="float">
            <text:p>100</text:p>
          </table:table-cell>
          <table:table-cell table:formula="of:=[.E318]-[.D318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6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06-29" calcext:value-type="date">
            <text:p>29/06/2004</text:p>
          </table:table-cell>
          <table:table-cell office:value-type="float" office:value="102" calcext:value-type="float">
            <text:p>102</text:p>
          </table:table-cell>
          <table:table-cell table:formula="of:=[.E319]-[.D31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office:value-type="string" calcext:value-type="string">
            <text:p>SpaceShipOne Flight 17P</text:p>
          </table:table-cell>
          <table:table-cell office:value-type="string" calcext:value-type="string">
            <text:p>SpaceShipOne</text:p>
          </table:table-cell>
          <table:table-cell table:number-columns-repeated="2" table:style-name="ce3" office:value-type="date" office:date-value="2004-10-04" calcext:value-type="date">
            <text:p>04/10/2004</text:p>
          </table:table-cell>
          <table:table-cell office:value-type="float" office:value="112" calcext:value-type="float">
            <text:p>112</text:p>
          </table:table-cell>
          <table:table-cell table:formula="of:=[.E320]-[.D320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office:value-type="string" calcext:value-type="string">
            <text:p>Voskhod 1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4-10-12" calcext:value-type="date">
            <text:p>12/10/1964</text:p>
          </table:table-cell>
          <table:table-cell table:style-name="ce3" office:value-type="date" office:date-value="1964-10-13" calcext:value-type="date">
            <text:p>13/10/1964</text:p>
          </table:table-cell>
          <table:table-cell office:value-type="float" office:value="336" calcext:value-type="float">
            <text:p>336</text:p>
          </table:table-cell>
          <table:table-cell table:formula="of:=[.E321]-[.D321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office:value-type="string" calcext:value-type="string">
            <text:p>Voskhod 2</text:p>
          </table:table-cell>
          <table:table-cell office:value-type="string" calcext:value-type="string">
            <text:p>Voskhod</text:p>
          </table:table-cell>
          <table:table-cell table:style-name="ce3" office:value-type="date" office:date-value="1965-03-18" calcext:value-type="date">
            <text:p>18/03/1965</text:p>
          </table:table-cell>
          <table:table-cell table:style-name="ce3" office:value-type="date" office:date-value="1965-03-19" calcext:value-type="date">
            <text:p>19/03/1965</text:p>
          </table:table-cell>
          <table:table-cell office:value-type="float" office:value="475" calcext:value-type="float">
            <text:p>475</text:p>
          </table:table-cell>
          <table:table-cell table:formula="of:=[.E322]-[.D322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1</text:p>
          </table:table-cell>
          <table:table-cell office:value-type="string" calcext:value-type="string">
            <text:p>Vostok</text:p>
          </table:table-cell>
          <table:table-cell table:number-columns-repeated="2" table:style-name="ce3" office:value-type="date" office:date-value="1961-04-12" calcext:value-type="date">
            <text:p>12/04/1961</text:p>
          </table:table-cell>
          <table:table-cell office:value-type="float" office:value="327" calcext:value-type="float">
            <text:p>327</text:p>
          </table:table-cell>
          <table:table-cell table:formula="of:=[.E323]-[.D323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office:value-type="string" calcext:value-type="string">
            <text:p>Vostok 2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1-08-06" calcext:value-type="date">
            <text:p>06/08/1961</text:p>
          </table:table-cell>
          <table:table-cell table:style-name="ce3" office:value-type="date" office:date-value="1961-08-07" calcext:value-type="date">
            <text:p>07/08/1961</text:p>
          </table:table-cell>
          <table:table-cell office:value-type="float" office:value="232" calcext:value-type="float">
            <text:p>232</text:p>
          </table:table-cell>
          <table:table-cell table:formula="of:=[.E324]-[.D324]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3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1" calcext:value-type="date">
            <text:p>11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8" calcext:value-type="float">
            <text:p>218</text:p>
          </table:table-cell>
          <table:table-cell table:formula="of:=[.E325]-[.D325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office:value-type="string" calcext:value-type="string">
            <text:p>Vostok 4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2-08-12" calcext:value-type="date">
            <text:p>12/08/1962</text:p>
          </table:table-cell>
          <table:table-cell table:style-name="ce3" office:value-type="date" office:date-value="1962-08-15" calcext:value-type="date">
            <text:p>15/08/1962</text:p>
          </table:table-cell>
          <table:table-cell office:value-type="float" office:value="211" calcext:value-type="float">
            <text:p>211</text:p>
          </table:table-cell>
          <table:table-cell table:formula="of:=[.E326]-[.D326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5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4" calcext:value-type="date">
            <text:p>14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09" calcext:value-type="float">
            <text:p>209</text:p>
          </table:table-cell>
          <table:table-cell table:formula="of:=[.E327]-[.D327]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Vostok 6</text:p>
          </table:table-cell>
          <table:table-cell office:value-type="string" calcext:value-type="string">
            <text:p>Vostok</text:p>
          </table:table-cell>
          <table:table-cell table:style-name="ce3" office:value-type="date" office:date-value="1963-06-16" calcext:value-type="date">
            <text:p>16/06/1963</text:p>
          </table:table-cell>
          <table:table-cell table:style-name="ce3" office:value-type="date" office:date-value="1963-06-19" calcext:value-type="date">
            <text:p>19/06/1963</text:p>
          </table:table-cell>
          <table:table-cell office:value-type="float" office:value="212" calcext:value-type="float">
            <text:p>212</text:p>
          </table:table-cell>
          <table:table-cell table:formula="of:=[.E328]-[.D328]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0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7-19" calcext:value-type="date">
            <text:p>19/07/1963</text:p>
          </table:table-cell>
          <table:table-cell office:value-type="float" office:value="106" calcext:value-type="float">
            <text:p>106</text:p>
          </table:table-cell>
          <table:table-cell table:formula="of:=[.E329]-[.D329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office:value-type="string" calcext:value-type="string">
            <text:p>X-15 Flight 91</text:p>
          </table:table-cell>
          <table:table-cell office:value-type="string" calcext:value-type="string">
            <text:p>X-15</text:p>
          </table:table-cell>
          <table:table-cell table:number-columns-repeated="2" table:style-name="ce3" office:value-type="date" office:date-value="1963-08-22" calcext:value-type="date">
            <text:p>22/08/1963</text:p>
          </table:table-cell>
          <table:table-cell office:value-type="float" office:value="107" calcext:value-type="float">
            <text:p>107</text:p>
          </table:table-cell>
          <table:table-cell table:formula="of:=[.E330]-[.D330]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2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ruc.A2:truc.F330" table:contains-header="false">
          <table:sort>
            <table:sort-by table:field-number="2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09:45:30.927984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4T11:15:52.400696741</dc:date>
    <meta:editing-duration>PT5H44M31S</meta:editing-duration>
    <meta:editing-cycles>20</meta:editing-cycles>
    <meta:generator>LibreOffice/6.4.6.2$Linux_X86_64 LibreOffice_project/40$Build-2</meta:generator>
    <meta:document-statistic meta:table-count="1" meta:cell-count="1659" meta:object-count="0"/>
  </office:meta>
</office:document-meta>
</file>